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4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Rosa Mordecai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31</text:p>
      <text:p text:style-name="P5">Month<text:tab/><text:tab/><text:tab/><text:tab/><text:tab/><text:tab/>March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1816 DeLancey/</text:p>
      <text:p text:style-name="P3">March 31'/</text:p>
      <text:p text:style-name="P2">Dear Mr Morais,/</text:p>
      <text:p text:style-name="P2"><text:tab/>Will you be/ kind enough to inform/ me if our Prayers for the/ repose of the dead, have/ Bible authority or when/</text:p>
      <text:p text:style-name="P2"/>
      <text:p text:style-name="P2">[Page 2]</text:p>
      <text:p text:style-name="P2">they were first introduced./ <text:s/>Is the Prayer part of the/ Burial Service or where can/ I find it?/</text:p>
      <text:p text:style-name="P2"><text:tab/>With kind regards/ to your daughters/</text:p>
      <text:p text:style-name="P2"><text:tab/>Very truly your's[sic!]/</text:p>
      <text:p text:style-name="P2"><text:tab/><text:tab/>Rosa Mordecai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3T13:55:27.69</meta:creation-date>
    <dc:date>2012-01-23T14:05:03.54</dc:date>
    <dc:creator>Penn Libraries</dc:creator>
    <meta:editing-duration>PT00H09M3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70" meta:word-count="224" meta:character-count="1599"/>
  </office:meta>
</office:document-meta>
</file>